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s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388" calcext:value-type="float">
            <text:p>0.13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196" calcext:value-type="float">
            <text:p>0.11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173" calcext:value-type="float">
            <text:p>0.11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1138" calcext:value-type="float">
            <text:p>0.11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214" calcext:value-type="float">
            <text:p>0.121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121" calcext:value-type="float">
            <text:p>0.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1:32:47.501768495</meta:creation-date>
    <dc:date>2017-04-21T02:04:15.704872843</dc:date>
    <meta:editing-duration>PT11M8S</meta:editing-duration>
    <meta:editing-cycles>2</meta:editing-cycles>
    <meta:generator>LibreOffice/5.1.6.2$Linux_X86_64 LibreOffice_project/10m0$Build-2</meta:generator>
    <meta:document-statistic meta:table-count="1" meta:cell-count="21" meta:object-count="0"/>
  </office:meta>
</office:document-meta>
</file>